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49cm" fo:min-width="12.043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783cm" fo:min-width="7.24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1.83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489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9.007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23.122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20.51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382cm"/>
      <style:paragraph-properties style:writing-mode="lr-tb"/>
    </style:style>
    <style:style style:name="gr10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94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2.608cm"/>
      <style:paragraph-properties style:writing-mode="lr-tb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10.29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8.452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3.404cm"/>
      <style:paragraph-properties style:writing-mode="lr-tb"/>
    </style:style>
    <style:style style:name="gr15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01cm"/>
      <style:paragraph-properties style:writing-mode="lr-tb"/>
    </style:style>
    <style:style style:name="gr16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274cm"/>
      <style:paragraph-properties style:writing-mode="lr-tb"/>
    </style:style>
    <style:style style:name="gr17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77cm"/>
      <style:paragraph-properties style:writing-mode="lr-tb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9.87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8.599cm" fo:min-width="8.097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48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2.5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3.063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10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398cm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9" style:family="graphic" style:parent-style-name="standard">
      <style:graphic-properties svg:stroke-color="#000000" draw:fill="none" draw:textarea-horizontal-align="justify" draw:textarea-vertical-align="top" draw:auto-grow-height="false" fo:min-height="7.544cm" fo:min-width="14.533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top" draw:auto-grow-height="false" fo:min-height="7.566cm" fo:min-width="5.918cm"/>
      <style:paragraph-properties style:writing-mode="lr-tb"/>
    </style:style>
    <style:style style:name="gr31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15.883cm"/>
      <style:paragraph-properties style:writing-mode="lr-tb"/>
    </style:style>
    <style:style style:name="gr3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7.37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729fcf"/>
      <style:paragraph-properties fo:text-align="start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12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1.397cm" svg:x="5.572cm" svg:y="13.827cm">
          <text:p text:style-name="P1">ans(in) <text:s text:c="47"/>qry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2.176cm">
          <text:p text:style-name="P1">rep (in) <text:s text:c="45"/>req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747cm" svg:height="10.033cm" draw:transform="skewX (-0.00331612557878923) translate (8.112cm 6.0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27cm" svg:x="5.445cm" svg:y="7.096cm">
          <text:p text:style-name="P1">tim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1.397cm" svg:height="1.27cm" svg:x="4.048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747cm" svg:y1="7.194cm" svg:x2="4.747cm" svg:y2="7.878cm">
            <text:p/>
          </draw:line>
          <draw:line draw:style-name="gr5" draw:text-style-name="P4" draw:layer="layout" svg:x1="4.747cm" svg:y1="7.878cm" svg:x2="5.177cm" svg:y2="7.487cm">
            <text:p/>
          </draw:line>
        </draw:g>
        <draw:custom-shape draw:style-name="gr3" draw:text-style-name="P2" draw:layer="layout" svg:width="2.667cm" svg:height="1.27cm" svg:x="15.859cm" svg:y="10.398cm">
          <text:p text:style-name="P1">p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667cm" svg:height="1.27cm" svg:x="5.445cm" svg:y="10.271cm">
          <text:p text:style-name="P1">s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.858cm" svg:height="9.257cm" svg:x="8.62cm" svg:y="6.969cm">
          <draw:text-box>
            <text:p><text:span text:style-name="T1">Component handlers on ports:</text:span></text:p>
            <text:p><text:span text:style-name="T2">- timer: timer messages</text:span></text:p>
            <text:p><text:span text:style-name="T2">- sub: subscribed messages</text:span></text:p>
            <text:p><text:span text:style-name="T2">- req(in): replies to requests sent</text:span></text:p>
            <text:p><text:span text:style-name="T2">- rep(in): incoming requests </text:span></text:p>
            <text:p><text:span text:style-name="T2">- qry(in): incoming queries</text:span></text:p>
            <text:p><text:span text:style-name="T2">- ans(n): replies to queries sent</text:span></text:p>
            <text:p><text:span text:style-name="T2"/></text:p>
            <text:p><text:span text:style-name="T1">Can receive via ports:</text:span></text:p>
            <text:p><text:span text:style-name="T2">- timer, sub, req, rep, qry, ans</text:span></text:p>
            <text:p><text:span text:style-name="T2"/></text:p>
            <text:p><text:span text:style-name="T1">Can send via ports:</text:span></text:p>
            <text:p><text:span text:style-name="T2">- pub, req, rep, qry, ans</text:span></text:p>
            <text:p><text:span text:style-name="T2"/></text:p>
            <text:p><text:span text:style-name="T1">Legal connections:</text:span></text:p>
            <text:p><text:span text:style-name="T2">- pub –&gt; sub: </text:span></text:p>
            <text:p><text:span text:style-name="T2">- req &lt;–&gt; rep</text:span></text:p>
            <text:p><text:span text:style-name="T2">- qry &lt;–&gt; ans</text:span></text:p>
            <text:p><text:span text:style-name="T2"/></text:p>
          </draw:text-box>
        </draw:frame>
      </draw:page>
      <draw:page draw:name="page2" draw:style-name="dp1" draw:master-page-name="Default">
        <draw:custom-shape draw:style-name="gr7" draw:text-style-name="P7" draw:layer="layout" svg:width="23.622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971cm" svg:height="9.779cm" svg:x="3.159cm" svg:y="4.493cm">
          <text:p text:style-name="P1">App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5.042cm" svg:height="2.375cm" svg:x="7.477cm" svg:y="8.195cm">
          <text:p text:style-name="P1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0" draw:text-style-name="P2" draw:layer="layout" svg:width="2.794cm" svg:height="1.143cm" svg:x="4.81cm" svg:y="8.811cm">
          <text:p text:style-name="P1">t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2.511cm" svg:y="8.811cm">
          <text:p text:style-name="P1">p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6.902cm" svg:y="8.811cm">
          <text:p text:style-name="P1">s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5.224cm 11.579cm)">
          <text:p text:style-name="P1">PubTo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9.716cm" svg:y="8.195cm">
          <text:p text:style-name="P1">S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2" draw:text-style-name="P7" draw:layer="layout" svg:width="10.795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06cm" svg:height="9.779cm" svg:x="3.159cm" svg:y="4.493cm">
          <text:p text:style-name="P1">P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064cm" svg:height="2.375cm" svg:x="6.977cm" svg:y="8.195cm">
          <text:p text:style-name="P1">Hello2P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5" draw:text-style-name="P2" draw:layer="layout" svg:width="2.286cm" svg:height="1.143cm" svg:x="4.81cm" svg:y="8.811cm">
          <text:p text:style-name="P1">cloc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027cm" svg:height="1.143cm" svg:x="10.911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2.373cm" svg:height="1.143cm" svg:x="14.502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2.924cm 11.579cm)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6.816cm" svg:y="8.195cm">
          <text:p text:style-name="P1">Hello2S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0.371cm" svg:height="12.446cm" svg:x="14.251cm" svg:y="3.159cm">
          <text:p text:style-name="P6">roo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527cm" svg:height="9.779cm" svg:x="14.46cm" svg:y="4.493cm">
          <text:p text:style-name="P1">S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g xml:id="id4" draw:id="id4">
          <draw:custom-shape draw:style-name="gr20" draw:text-style-name="P4" draw:layer="layout" svg:width="1.397cm" svg:height="1.423cm" svg:x="1.959cm" svg:y="8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.658cm" svg:y1="8.78cm" svg:x2="2.658cm" svg:y2="9.546cm">
            <text:p/>
          </draw:line>
          <draw:line draw:style-name="gr5" draw:text-style-name="P4" draw:layer="layout" svg:x1="2.658cm" svg:y1="9.546cm" svg:x2="3.088cm" svg:y2="9.108cm">
            <text:p/>
          </draw:line>
        </draw:g>
        <draw:custom-shape draw:style-name="gr21" draw:text-style-name="P2" xml:id="id1" draw:id="id1" draw:layer="layout" svg:width="3.2cm" svg:height="2.375cm" svg:x="4.904cm" svg:y="8.118cm">
          <text:p text:style-name="P1">Sens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2" xml:id="id2" draw:id="id2" draw:layer="layout" svg:width="5.037cm" svg:height="1.651cm" draw:transform="rotate (1.5707963267949) translate (9.179cm 11.871cm)">
          <text:p text:style-name="P1">Sensor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" draw:id="id3" draw:layer="layout" svg:width="4.767cm" svg:height="2.375cm" svg:x="11.754cm" svg:y="8.099cm">
          <text:p text:style-name="P1">Loc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7.944cm" svg:y1="9.386cm" svg:x2="9.179cm" svg:y2="9.354cm" draw:start-shape="id1" draw:start-glue-point="8" draw:end-shape="id2" draw:end-glue-point="4" svg:d="M7944 9386l1235-32" svg:viewBox="0 0 1236 33">
          <text:p/>
        </draw:connector>
        <draw:connector draw:style-name="gr24" draw:text-style-name="P8" draw:layer="layout" draw:type="line" svg:x1="10.83cm" svg:y1="9.354cm" svg:x2="11.754cm" svg:y2="9.367cm" draw:start-shape="id2" draw:start-glue-point="8" draw:end-shape="id3" draw:end-glue-point="6" svg:d="M10830 9354l924 13" svg:viewBox="0 0 925 14">
          <text:p/>
        </draw:connector>
        <draw:connector draw:style-name="gr24" draw:text-style-name="P8" draw:layer="layout" draw:type="line" svg:x1="3.356cm" svg:y1="9.381cm" svg:x2="4.904cm" svg:y2="9.386cm" draw:start-shape="id4" draw:start-glue-point="1" draw:end-shape="id1" draw:end-glue-point="6" svg:d="M3356 9381l1548 5" svg:viewBox="0 0 1549 6">
          <text:p/>
        </draw:connector>
        <draw:frame draw:style-name="gr25" draw:text-style-name="P9" draw:layer="layout" svg:width="2.54cm" svg:height="0.962cm" svg:x="3.22cm" svg:y="8.369cm">
          <draw:text-box>
            <text:p>clock</text:p>
          </draw:text-box>
        </draw:frame>
        <draw:frame draw:style-name="gr25" draw:text-style-name="P9" draw:layer="layout" svg:width="3.261cm" svg:height="0.962cm" svg:x="3.827cm" svg:y="11.236cm">
          <draw:text-box>
            <text:p>request</text:p>
          </draw:text-box>
        </draw:frame>
        <draw:frame draw:style-name="gr25" draw:text-style-name="P9" draw:layer="layout" svg:width="3.261cm" svg:height="0.962cm" svg:x="12.59cm" svg:y="10.601cm">
          <draw:text-box>
            <text:p>query</text:p>
          </draw:text-box>
        </draw:frame>
        <draw:custom-shape draw:style-name="gr22" draw:text-style-name="P2" xml:id="id5" draw:id="id5" draw:layer="layout" svg:width="5.037cm" svg:height="1.651cm" draw:transform="rotate (1.5707963267949) translate (17.279cm 11.871cm)">
          <text:p text:style-name="P1">Estim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8" draw:layer="layout" draw:type="line" svg:x1="16.361cm" svg:y1="9.367cm" svg:x2="17.279cm" svg:y2="9.354cm" draw:start-shape="id3" draw:start-glue-point="8" draw:end-shape="id5" draw:end-glue-point="4" svg:d="M16361 9367l918-13" svg:viewBox="0 0 919 14">
          <text:p/>
        </draw:connector>
        <draw:custom-shape draw:style-name="gr23" draw:text-style-name="P2" xml:id="id6" draw:id="id6" draw:layer="layout" svg:width="4.767cm" svg:height="2.375cm" svg:x="20.423cm" svg:y="8.061cm">
          <text:p text:style-name="P1">Glob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18.93cm" svg:y1="9.354cm" svg:x2="20.423cm" svg:y2="9.329cm" draw:start-shape="id5" draw:start-glue-point="8" draw:end-shape="id6" draw:end-glue-point="6" svg:d="M18930 9354l1493-25" svg:viewBox="0 0 1494 26">
          <text:p/>
        </draw:connector>
        <draw:g xml:id="id7" draw:id="id7">
          <draw:custom-shape draw:style-name="gr26" draw:text-style-name="P4" draw:layer="layout" svg:width="1.27cm" svg:height="1.423cm" svg:x="22.074cm" svg:y="6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2.709cm" svg:y1="6.178cm" svg:x2="22.709cm" svg:y2="6.944cm">
            <text:p/>
          </draw:line>
          <draw:line draw:style-name="gr5" draw:text-style-name="P4" draw:layer="layout" svg:x1="22.709cm" svg:y1="6.944cm" svg:x2="23.1cm" svg:y2="6.506cm">
            <text:p/>
          </draw:line>
        </draw:g>
        <draw:connector draw:style-name="gr24" draw:text-style-name="P8" draw:layer="layout" draw:type="line" svg:x1="22.709cm" svg:y1="7.491cm" svg:x2="22.726cm" svg:y2="8.221cm" draw:start-shape="id7" draw:start-glue-point="2" draw:end-shape="id6" draw:end-glue-point="5" svg:d="M22709 7491l17 730" svg:viewBox="0 0 18 731">
          <text:p/>
        </draw:connector>
        <draw:frame draw:style-name="gr27" draw:text-style-name="P9" draw:layer="layout" svg:width="3.175cm" svg:height="1.673cm" svg:x="22.963cm" svg:y="6.791cm">
          <draw:text-box>
            <text:p>wakeup</text:p>
          </draw:text-box>
        </draw:frame>
        <draw:connector draw:style-name="gr28" draw:text-style-name="P8" draw:layer="layout" draw:line-skew="1.639cm" svg:x1="6.424cm" svg:y1="10.493cm" svg:x2="14.057cm" svg:y2="10.474cm" draw:start-shape="id1" draw:start-glue-point="7" draw:end-shape="id3" draw:end-glue-point="7" svg:d="M6424 10493v2140h7633v-2159" svg:viewBox="0 0 7634 2160">
          <text:p/>
        </draw:connector>
        <draw:custom-shape draw:style-name="gr29" draw:text-style-name="P2" draw:layer="layout" svg:width="15.875cm" svg:height="8.636cm" svg:x="1.627cm" svg:y="4.632cm"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7.112cm" svg:height="8.51cm" svg:x="18.772cm" svg:y="4.759cm">
          <text:p text:style-name="P6">Aggreg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16.383cm" svg:height="10.668cm" svg:x="1.381cm" svg:y="3.54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874cm" svg:height="10.668cm" svg:x="18.526cm" svg:y="3.54cm">
          <text:p text:style-name="P6">roo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2T19:35:52.206953402</meta:creation-date>
    <dc:date>2025-02-25T17:04:21.987066359</dc:date>
    <meta:editing-duration>PT20M35S</meta:editing-duration>
    <meta:editing-cycles>5</meta:editing-cycles>
    <meta:generator>LibreOffice/7.3.7.2$Linux_X86_64 LibreOffice_project/30$Build-2</meta:generator>
    <meta:document-statistic meta:object-count="65"/>
  </office:meta>
</office:document-meta>
</file>